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648" officeooo:paragraph-rsid="001b4648"/>
    </style:style>
    <style:style style:name="P2" style:family="paragraph" style:parent-style-name="Standard">
      <style:text-properties officeooo:rsid="001d0286" officeooo:paragraph-rsid="001d0286"/>
    </style:style>
    <style:style style:name="T1" style:family="text">
      <style:text-properties officeooo:rsid="001d0286"/>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s Demoprogramm Draughts_Qml 2.0</text:h>
      <text:p text:style-name="P1">Das Programm simuliert ein „Dame“ Spiel. Es war ursprünglich für OpenGL und Qt4.x geschrieben. Mit OpenGLES und Qt5.X war diese Version nicht lauffähig. Deshalb war ein großes Update erforderlich. Ich habe die neuesten (01/2016) Versionen der GLXXX Klassen eingebaut und die QML Dateien auf QtQuick 2.0 und QtQuick.Controls 1.2 umgestellt. Entwickelt habe ich mit Qt 5.5 unter Ubuntu Linux. </text:p>
      <text:p text:style-name="P1"/>
      <text:h text:style-name="Heading_20_2" text:outline-level="2">Anmerkungen zum Programm</text:h>
      <text:p text:style-name="P1">Die Klasse Draughts enthält die gesamte Spiellogik und zeichnet das Spiel in der Funktion draw(). Das Spiel enthält 12 weiße und 12 schwarze GLDisc Objekte, die in den QList <text:s/>Containern whiteDiscs und blackDiscs verwaltet werden. Die GLDisc Objekte werden mit ihrer move() Funktion auf die jeweiligen Felder geschoben. Dabei wird <text:span text:style-name="T2">nicht</text:span> die (erst später eingefügte) <text:span text:style-name="T1">transformationMatrix von GLBody verwendet, sondernes werden die Koordinaten aller GLPoints geändert. Das ist natürlich nicht besonders effektiv, aber dafür relativ leicht zu programmieren und debuggen. (Das Programm „Enigma“ zeigt, wie es besser geht.)</text:span></text:p>
      <text:p text:style-name="P1"/>
      <text:p text:style-name="P2">Die Klasse DraughtsScene übernimmt die User-Eingabe , die von QML in der Datei main.qml an das dort instantiierte DraughtsScene Objekt gesendet wird. <text:span text:style-name="T2">Bitte beachten Sie, dass sämtliche Eingaben zunächst zwischengespeichert werden, um dann in der Funktion synchronizeThreads in die zum Rendern verwendeten Variablen kopiert zu werden.</text:span> Wenn das nicht macht, kann es auf Grund von Race-Conditions zwischen Render-Thread und GUI-Thread zu sporadisch auftretenden Programmabstürzen kommen.</text:p>
      <text:p text:style-name="P2"/>
      <text:p text:style-name="P2">Das Überspringen der gegnerischen Spielsteine wird von der Chessboard Klasse in der Funktion raiseDisc() gesteuert. Hier wird einfach ein quadratischer Paraboloid über dem Mittelpunkt des zu überspringenden Feldes gerechnet, auf dem die Spielsteine „hochrutschen“ und so kollisionsfrei überspringen.</text:p>
      <text:p text:style-name="P2"/>
      <text:p text:style-name="P2">Bitte beachten Sie folgendes: in den alten Klassen entspricht die Namenskonvention für die Klassenvariablen dem bei Java üblichen Stil. </text:p>
      <text:p text:style-name="P2">Beispiel: transformationsMatrix</text:p>
      <text:p text:style-name="P2">Die neuen Klassen verwenden die in Qt und Windows übliche Konvention:</text:p>
      <text:p text:style-name="P2">Beispiel: m_transformationsMat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7:52:36.891105320</meta:creation-date>
    <dc:date>2016-01-22T18:24:44.359800679</dc:date>
    <meta:editing-duration>PT14M57S</meta:editing-duration>
    <meta:editing-cycles>1</meta:editing-cycles>
    <meta:document-statistic meta:table-count="0" meta:image-count="0" meta:object-count="0" meta:page-count="1" meta:paragraph-count="10" meta:word-count="291" meta:character-count="2117" meta:non-whitespace-character-count="1833"/>
    <meta:generator>LibreOffice/4.2.8.2$Linux_X86_64 LibreOffice_project/420m0$Build-2</meta:generator>
  </office:meta>
</office:document-meta>
</file>